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Dev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ClassesAndProfileResolverWithCustomDefaultsMetaConfigWithOverridesTests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vResolver.resolve( Class &lt; ? &gt; tes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